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2368" officeooo:paragraph-rsid="000e2368"/>
    </style:style>
    <style:style style:name="P2" style:family="paragraph" style:parent-style-name="Standard">
      <style:text-properties fo:color="#000000" style:font-name="Arial" fo:font-size="12pt" officeooo:rsid="000e2368" officeooo:paragraph-rsid="000e2368" style:font-size-asian="12pt" style:font-size-complex="12pt"/>
    </style:style>
    <style:style style:name="P3" style:family="paragraph" style:parent-style-name="Standard">
      <style:text-properties officeooo:rsid="000f6bf1" officeooo:paragraph-rsid="000f6bf1"/>
    </style:style>
    <style:style style:name="P4" style:family="paragraph" style:parent-style-name="Standard">
      <style:text-properties fo:color="#000000" style:font-name="Arial" fo:font-size="12pt" officeooo:rsid="000ff1b2" officeooo:paragraph-rsid="000ff1b2" style:font-size-asian="12pt" style:font-size-complex="12pt"/>
    </style:style>
    <style:style style:name="P5" style:family="paragraph" style:parent-style-name="Standard">
      <style:text-properties fo:color="#000000" style:font-name="Arial" fo:font-size="12pt" officeooo:rsid="000e2368" officeooo:paragraph-rsid="000e2368" style:font-size-asian="12pt" style:font-size-complex="12pt"/>
    </style:style>
    <style:style style:name="P6" style:family="paragraph" style:parent-style-name="Standard">
      <style:text-properties fo:color="#000000" style:font-name="Arial" fo:font-size="12pt" officeooo:rsid="001eea73" officeooo:paragraph-rsid="001eea73" style:font-size-asian="12pt" style:font-size-complex="12pt"/>
    </style:style>
    <style:style style:name="P7" style:family="paragraph" style:parent-style-name="Standard">
      <style:text-properties officeooo:rsid="000f6bf1" officeooo:paragraph-rsid="000f6bf1"/>
    </style:style>
    <style:style style:name="T1" style:family="text">
      <style:text-properties officeooo:rsid="000f6bf1"/>
    </style:style>
    <style:style style:name="T2" style:family="text">
      <style:text-properties fo:color="#000000" style:font-name="Arial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A)</text:span>A situação comunicativa do texto se divide no tempo e no lugar concreto que está ocorrendo a comunicação. Nesse caso, o tempo é o exato momento que o receptor tem contato com a propaganda ques.ti.o.nar – que está alocada em uma revista <text:s/>- e o lugar é o local onde o receptor está lendo a propaganda, está recebendo a mensagem passada pelo emissor (pwc).</text:p>
      <text:p text:style-name="P2"/>
      <text:p text:style-name="P2"><text:span text:style-name="T1">B)</text:span>O texto é uma propaganda logo, sua função é apelativa, ou seja, através da propaganda, o emissor apela para que o receptor adquira um determinado produtor ou se torne cliente de um determinado serviço prestado pela empresa.</text:p>
      <text:p text:style-name="P2"/>
      <text:p text:style-name="P4">C)O enunciador é uma empresa que é voltada para vender produtos/prestar serviços voltados para um grupo social mais selecionado – classe média por exemplo-. A “seleção social” se concretiza com o fato da propaganda estar sendo publicada em uma revista que possui um preço de venda acima da média. O conenunciador é um público assinante da revista que a propaganda foi publicada, logo, um conjunto social que está na classe média. E é também um público interessado pelos serviços prestados pela empresa.</text:p>
      <text:p text:style-name="P4"/>
      <text:p text:style-name="P6">D)Tendo em vista o tempo e o lugar – totalmente dependentes do receptor -, sua função da linguagem caracterizada por apelativa, o coenunciador, – participante da classe média e assinante da revista - , o enunciador – a empresa que tem seu publico alvo voltado para uma classe com uma renda maior – o gênero textual predominante do texto é injuntivo, pois, o texto é uma propaganda e tem função apelativa.</text:p>
      <text:p text:style-name="P2"/>
      <text:p text:style-name="P3"><text:span text:style-name="T2">E)A interdiscursividade presente no texto se trata de uma mescla entre um texto expositivo que, no caso do texto é um verbete – expõe o significado de uma determinada palavra – e um texto injuntivo, no caso, a propaganda com a característica de um texto <text:s/>com função apelativa. E, ainda se tem a presença de um texto dissertativo.</text:span></text:p>
      <text:p text:style-name="P3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20:56:32.884000000</meta:creation-date>
    <dc:date>2019-05-16T21:00:24.670000000</dc:date>
    <meta:editing-duration>PT3M52S</meta:editing-duration>
    <meta:editing-cycles>1</meta:editing-cycles>
    <meta:document-statistic meta:table-count="0" meta:image-count="0" meta:object-count="0" meta:page-count="1" meta:paragraph-count="5" meta:word-count="304" meta:character-count="1815" meta:non-whitespace-character-count="1506"/>
    <meta:generator>LibreOffice/6.2.3.2$Windows_X86_64 LibreOffice_project/aecc05fe267cc68dde00352a451aa867b3b546ac</meta:generator>
  </office:meta>
</office:document-meta>
</file>